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73" office:value-type="string" calcext:value-type="string">
            <text:p>0004d672</text:p>
          </table:table-cell>
          <table:table-cell table:style-name="ce21" table:formula="of:=HEX2DEC([.C174])" office:value-type="float" office:value="317042" calcext:value-type="float">
            <text:p>317042</text:p>
          </table:table-cell>
          <table:table-cell table:style-name="ce31" table:formula="of:=[.B174]/([.D174]/985000)/1024" office:value-type="float" office:value="26.0046474274308" calcext:value-type="float">
            <text:p>26,00</text:p>
          </table:table-cell>
          <table:table-cell table:style-name="ce35" table:formula="of:=[.D174]/985000" office:value-type="float" office:value="0.321870050761421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75])" office:value-type="float" office:value="1782664" calcext:value-type="float">
            <text:p>1782664</text:p>
          </table:table-cell>
          <table:table-cell table:style-name="ce31" table:formula="of:=[.B175]/([.D175]/985000)/1024" office:value-type="float" office:value="20.9286768724364" calcext:value-type="float">
            <text:p>20,93</text:p>
          </table:table-cell>
          <table:table-cell table:style-name="ce35" table:formula="of:=[.D175]/985000" office:value-type="float" office:value="1.80981116751269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73" office:value-type="string" calcext:value-type="string">
            <text:p>000a450c</text:p>
          </table:table-cell>
          <table:table-cell table:style-name="ce21" table:formula="of:=HEX2DEC([.C176])" office:value-type="float" office:value="673036" calcext:value-type="float">
            <text:p>673036</text:p>
          </table:table-cell>
          <table:table-cell table:style-name="ce31" table:formula="of:=[.B176]/([.D176]/985000)/1024" office:value-type="float" office:value="26.7120537803698" calcext:value-type="float">
            <text:p>26,71</text:p>
          </table:table-cell>
          <table:table-cell table:style-name="ce35" table:formula="of:=[.D176]/985000" office:value-type="float" office:value="0.683285279187817" calcext:value-type="float">
            <text:p>0,6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73" office:value-type="string" calcext:value-type="string">
            <text:p>00038e67</text:p>
          </table:table-cell>
          <table:table-cell table:style-name="ce21" table:formula="of:=HEX2DEC([.C177])" office:value-type="float" office:value="233063" calcext:value-type="float">
            <text:p>233063</text:p>
          </table:table-cell>
          <table:table-cell table:style-name="ce31" table:formula="of:=[.B177]/([.D177]/985000)/1024" office:value-type="float" office:value="26.9510768681644" calcext:value-type="float">
            <text:p>26,95</text:p>
          </table:table-cell>
          <table:table-cell table:style-name="ce35" table:formula="of:=[.D177]/985000" office:value-type="float" office:value="0.236612182741117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78])" office:value-type="float" office:value="753467" calcext:value-type="float">
            <text:p>753467</text:p>
          </table:table-cell>
          <table:table-cell table:style-name="ce31" table:formula="of:=[.B178]/([.D178]/985000)/1024" office:value-type="float" office:value="20.2655508842789" calcext:value-type="float">
            <text:p>20,27</text:p>
          </table:table-cell>
          <table:table-cell table:style-name="ce35" table:formula="of:=[.D178]/985000" office:value-type="float" office:value="0.764941116751269" calcext:value-type="float">
            <text:p>0,7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73" office:value-type="string" calcext:value-type="string">
            <text:p>00055c42</text:p>
          </table:table-cell>
          <table:table-cell table:style-name="ce21" table:formula="of:=HEX2DEC([.C179])" office:value-type="float" office:value="351298" calcext:value-type="float">
            <text:p>351298</text:p>
          </table:table-cell>
          <table:table-cell table:style-name="ce31" table:formula="of:=[.B179]/([.D179]/985000)/1024" office:value-type="float" office:value="19.3424412820454" calcext:value-type="float">
            <text:p>19,34</text:p>
          </table:table-cell>
          <table:table-cell table:style-name="ce35" table:formula="of:=[.D179]/985000" office:value-type="float" office:value="0.356647715736041" calcext:value-type="float">
            <text:p>0,3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73" office:value-type="string" calcext:value-type="string">
            <text:p>000157a7</text:p>
          </table:table-cell>
          <table:table-cell table:style-name="ce21" table:formula="of:=HEX2DEC([.C180])" office:value-type="float" office:value="87975" calcext:value-type="float">
            <text:p>87975</text:p>
          </table:table-cell>
          <table:table-cell table:style-name="ce31" table:formula="of:=[.B180]/([.D180]/985000)/1024" office:value-type="float" office:value="19.1453426932367" calcext:value-type="float">
            <text:p>19,15</text:p>
          </table:table-cell>
          <table:table-cell table:style-name="ce35" table:formula="of:=[.D180]/985000" office:value-type="float" office:value="0.0893147208121827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73" office:value-type="string" calcext:value-type="string">
            <text:p>0000a29a</text:p>
          </table:table-cell>
          <table:table-cell table:style-name="ce21" table:formula="of:=HEX2DEC([.C181])" office:value-type="float" office:value="41626" calcext:value-type="float">
            <text:p>41626</text:p>
          </table:table-cell>
          <table:table-cell table:style-name="ce31" table:formula="of:=[.B181]/([.D181]/985000)/1024" office:value-type="float" office:value="29.6250859588959" calcext:value-type="float">
            <text:p>29,63</text:p>
          </table:table-cell>
          <table:table-cell table:style-name="ce35" table:formula="of:=[.D181]/985000" office:value-type="float" office:value="0.0422598984771574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73" office:value-type="string" calcext:value-type="string">
            <text:p>0004ed5d</text:p>
          </table:table-cell>
          <table:table-cell table:style-name="ce21" table:formula="of:=HEX2DEC([.C182])" office:value-type="float" office:value="322909" calcext:value-type="float">
            <text:p>322909</text:p>
          </table:table-cell>
          <table:table-cell table:style-name="ce31" table:formula="of:=[.B182]/([.D182]/985000)/1024" office:value-type="float" office:value="21.3587228232257" calcext:value-type="float">
            <text:p>21,36</text:p>
          </table:table-cell>
          <table:table-cell table:style-name="ce35" table:formula="of:=[.D182]/985000" office:value-type="float" office:value="0.327826395939086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73" office:value-type="string" calcext:value-type="string">
            <text:p>0004aad3</text:p>
          </table:table-cell>
          <table:table-cell table:style-name="ce21" table:formula="of:=HEX2DEC([.C183])" office:value-type="float" office:value="305875" calcext:value-type="float">
            <text:p>305875</text:p>
          </table:table-cell>
          <table:table-cell table:style-name="ce31" table:formula="of:=[.B183]/([.D183]/985000)/1024" office:value-type="float" office:value="22.0198521148345" calcext:value-type="float">
            <text:p>22,02</text:p>
          </table:table-cell>
          <table:table-cell table:style-name="ce35" table:formula="of:=[.D183]/985000" office:value-type="float" office:value="0.310532994923858" calcext:value-type="float">
            <text:p>0,3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73" office:value-type="string" calcext:value-type="string">
            <text:p>000af6c5</text:p>
          </table:table-cell>
          <table:table-cell table:style-name="ce21" table:formula="of:=HEX2DEC([.C184])" office:value-type="float" office:value="718533" calcext:value-type="float">
            <text:p>718533</text:p>
          </table:table-cell>
          <table:table-cell table:style-name="ce31" table:formula="of:=[.B184]/([.D184]/985000)/1024" office:value-type="float" office:value="19.879983004434" calcext:value-type="float">
            <text:p>19,88</text:p>
          </table:table-cell>
          <table:table-cell table:style-name="ce35" table:formula="of:=[.D184]/985000" office:value-type="float" office:value="0.729475126903553" calcext:value-type="float">
            <text:p>0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73" office:value-type="string" calcext:value-type="string">
            <text:p>000336de</text:p>
          </table:table-cell>
          <table:table-cell table:style-name="ce21" table:formula="of:=HEX2DEC([.C185])" office:value-type="float" office:value="210654" calcext:value-type="float">
            <text:p>210654</text:p>
          </table:table-cell>
          <table:table-cell table:style-name="ce31" table:formula="of:=[.B185]/([.D185]/985000)/1024" office:value-type="float" office:value="21.0507459062016" calcext:value-type="float">
            <text:p>21,05</text:p>
          </table:table-cell>
          <table:table-cell table:style-name="ce35" table:formula="of:=[.D185]/985000" office:value-type="float" office:value="0.21386192893401" calcext:value-type="float">
            <text:p>0,2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73" office:value-type="string" calcext:value-type="string">
            <text:p>000761ab</text:p>
          </table:table-cell>
          <table:table-cell table:style-name="ce21" table:formula="of:=HEX2DEC([.C186])" office:value-type="float" office:value="483755" calcext:value-type="float">
            <text:p>483755</text:p>
          </table:table-cell>
          <table:table-cell table:style-name="ce31" table:formula="of:=[.B186]/([.D186]/985000)/1024" office:value-type="float" office:value="32.3935504381092" calcext:value-type="float">
            <text:p>32,39</text:p>
          </table:table-cell>
          <table:table-cell table:style-name="ce35" table:formula="of:=[.D186]/985000" office:value-type="float" office:value="0.491121827411167" calcext:value-type="float">
            <text:p>0,4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73" office:value-type="string" calcext:value-type="string">
            <text:p>00011556</text:p>
          </table:table-cell>
          <table:table-cell table:style-name="ce21" table:formula="of:=HEX2DEC([.C187])" office:value-type="float" office:value="70998" calcext:value-type="float">
            <text:p>70998</text:p>
          </table:table-cell>
          <table:table-cell table:style-name="ce31" table:formula="of:=[.B187]/([.D187]/985000)/1024" office:value-type="float" office:value="20.7156060954182" calcext:value-type="float">
            <text:p>20,72</text:p>
          </table:table-cell>
          <table:table-cell table:style-name="ce35" table:formula="of:=[.D187]/985000" office:value-type="float" office:value="0.0720791878172589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73" office:value-type="string" calcext:value-type="string">
            <text:p>00035bc1</text:p>
          </table:table-cell>
          <table:table-cell table:style-name="ce21" table:formula="of:=HEX2DEC([.C188])" office:value-type="float" office:value="220097" calcext:value-type="float">
            <text:p>220097</text:p>
          </table:table-cell>
          <table:table-cell table:style-name="ce31" table:formula="of:=[.B188]/([.D188]/985000)/1024" office:value-type="float" office:value="29.0981877450624" calcext:value-type="float">
            <text:p>29,10</text:p>
          </table:table-cell>
          <table:table-cell table:style-name="ce35" table:formula="of:=[.D188]/985000" office:value-type="float" office:value="0.223448730964467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73" office:value-type="string" calcext:value-type="string">
            <text:p>00050b63</text:p>
          </table:table-cell>
          <table:table-cell table:style-name="ce21" table:formula="of:=HEX2DEC([.C189])" office:value-type="float" office:value="330595" calcext:value-type="float">
            <text:p>330595</text:p>
          </table:table-cell>
          <table:table-cell table:style-name="ce31" table:formula="of:=[.B189]/([.D189]/985000)/1024" office:value-type="float" office:value="23.0967613791043" calcext:value-type="float">
            <text:p>23,10</text:p>
          </table:table-cell>
          <table:table-cell table:style-name="ce35" table:formula="of:=[.D189]/985000" office:value-type="float" office:value="0.33562944162436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73" office:value-type="string" calcext:value-type="string">
            <text:p>000c615f</text:p>
          </table:table-cell>
          <table:table-cell table:style-name="ce21" table:formula="of:=HEX2DEC([.C190])" office:value-type="float" office:value="811359" calcext:value-type="float">
            <text:p>811359</text:p>
          </table:table-cell>
          <table:table-cell table:style-name="ce31" table:formula="of:=[.B190]/([.D190]/985000)/1024" office:value-type="float" office:value="18.9464203057001" calcext:value-type="float">
            <text:p>18,95</text:p>
          </table:table-cell>
          <table:table-cell table:style-name="ce35" table:formula="of:=[.D190]/985000" office:value-type="float" office:value="0.823714720812183" calcext:value-type="float">
            <text:p>0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73" office:value-type="string" calcext:value-type="string">
            <text:p>0006cb59</text:p>
          </table:table-cell>
          <table:table-cell table:style-name="ce21" table:formula="of:=HEX2DEC([.C191])" office:value-type="float" office:value="445273" calcext:value-type="float">
            <text:p>445273</text:p>
          </table:table-cell>
          <table:table-cell table:style-name="ce31" table:formula="of:=[.B191]/([.D191]/985000)/1024" office:value-type="float" office:value="22.125580998904" calcext:value-type="float">
            <text:p>22,13</text:p>
          </table:table-cell>
          <table:table-cell table:style-name="ce35" table:formula="of:=[.D191]/985000" office:value-type="float" office:value="0.452053807106599" calcext:value-type="float">
            <text:p>0,4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160219" calcext:value-type="float">
            <text:p>8160219</text:p>
          </table:table-cell>
          <table:table-cell table:style-name="ce32" table:formula="of:=[.B192]/([.D192]/985000)/1024" office:value-type="float" office:value="22.4934501748283" calcext:value-type="float">
            <text:p>22,49</text:p>
          </table:table-cell>
          <table:table-cell table:style-name="ce36" table:formula="of:=[.D192]/985000" office:value-type="float" office:value="8.28448629441624" calcext:value-type="float">
            <text:p>8,28</text:p>
          </table:table-cell>
          <table:table-cell table:style-name="ce95" table:formula="of:=([.E192]-[.E21])/[.E21]*100" office:value-type="float" office:value="23.4255722793714" calcext:value-type="float">
            <text:p>23,43</text:p>
          </table:table-cell>
          <table:table-cell table:style-name="ce95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99b</text:p>
          </table:table-cell>
          <table:table-cell table:style-name="ce21" table:formula="of:=HEX2DEC([.C197])" office:value-type="float" office:value="1091995" calcext:value-type="float">
            <text:p>1091995</text:p>
          </table:table-cell>
          <table:table-cell table:style-name="ce31" table:formula="of:=[.B197]/([.D197]/985000)/1024" office:value-type="float" office:value="7.55000291181507" calcext:value-type="float">
            <text:p>7,55</text:p>
          </table:table-cell>
          <table:table-cell table:style-name="ce35" table:formula="of:=[.D197]/985000" office:value-type="float" office:value="1.10862436548223" calcext:value-type="float">
            <text:p>1,1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8fa9</text:p>
          </table:table-cell>
          <table:table-cell table:style-name="ce21" table:formula="of:=HEX2DEC([.M197])" office:value-type="float" office:value="1413033" calcext:value-type="float">
            <text:p>1413033</text:p>
          </table:table-cell>
          <table:table-cell table:style-name="ce31" table:formula="of:=[.L197]/([.N197]/985000)/1024" office:value-type="float" office:value="5.57665673766996" calcext:value-type="float">
            <text:p>5,58</text:p>
          </table:table-cell>
          <table:table-cell table:style-name="ce35" table:formula="of:=[.N197]/985000" office:value-type="float" office:value="1.43455126903553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3e68</text:p>
          </table:table-cell>
          <table:table-cell table:style-name="ce21" table:formula="of:=HEX2DEC([.C198])" office:value-type="float" office:value="3685992" calcext:value-type="float">
            <text:p>3685992</text:p>
          </table:table-cell>
          <table:table-cell table:style-name="ce31" table:formula="of:=[.B198]/([.D198]/985000)/1024" office:value-type="float" office:value="10.121779653381" calcext:value-type="float">
            <text:p>10,12</text:p>
          </table:table-cell>
          <table:table-cell table:style-name="ce35" table:formula="of:=[.D198]/985000" office:value-type="float" office:value="3.74212385786802" calcext:value-type="float">
            <text:p>3,7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7a</text:p>
          </table:table-cell>
          <table:table-cell table:style-name="ce21" table:formula="of:=HEX2DEC([.M198])" office:value-type="float" office:value="1420922" calcext:value-type="float">
            <text:p>1420922</text:p>
          </table:table-cell>
          <table:table-cell table:style-name="ce31" table:formula="of:=[.L198]/([.N198]/985000)/1024" office:value-type="float" office:value="5.54569497833097" calcext:value-type="float">
            <text:p>5,55</text:p>
          </table:table-cell>
          <table:table-cell table:style-name="ce35" table:formula="of:=[.N198]/985000" office:value-type="float" office:value="1.44256040609137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2c6d2</text:p>
          </table:table-cell>
          <table:table-cell table:style-name="ce21" table:formula="of:=HEX2DEC([.C199])" office:value-type="float" office:value="1230546" calcext:value-type="float">
            <text:p>1230546</text:p>
          </table:table-cell>
          <table:table-cell table:style-name="ce31" table:formula="of:=[.B199]/([.D199]/985000)/1024" office:value-type="float" office:value="14.6099161088858" calcext:value-type="float">
            <text:p>14,61</text:p>
          </table:table-cell>
          <table:table-cell table:style-name="ce35" table:formula="of:=[.D199]/985000" office:value-type="float" office:value="1.24928527918782" calcext:value-type="float">
            <text:p>1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293</text:p>
          </table:table-cell>
          <table:table-cell table:style-name="ce21" table:formula="of:=HEX2DEC([.M199])" office:value-type="float" office:value="1254035" calcext:value-type="float">
            <text:p>1254035</text:p>
          </table:table-cell>
          <table:table-cell table:style-name="ce31" table:formula="of:=[.L199]/([.N199]/985000)/1024" office:value-type="float" office:value="6.28371616422189" calcext:value-type="float">
            <text:p>6,28</text:p>
          </table:table-cell>
          <table:table-cell table:style-name="ce35" table:formula="of:=[.N199]/985000" office:value-type="float" office:value="1.2731319796954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6f6f</text:p>
          </table:table-cell>
          <table:table-cell table:style-name="ce21" table:formula="of:=HEX2DEC([.C200])" office:value-type="float" office:value="618351" calcext:value-type="float">
            <text:p>618351</text:p>
          </table:table-cell>
          <table:table-cell table:style-name="ce31" table:formula="of:=[.B200]/([.D200]/985000)/1024" office:value-type="float" office:value="10.1581445297655" calcext:value-type="float">
            <text:p>10,16</text:p>
          </table:table-cell>
          <table:table-cell table:style-name="ce35" table:formula="of:=[.D200]/985000" office:value-type="float" office:value="0.627767512690355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3d4</text:p>
          </table:table-cell>
          <table:table-cell table:style-name="ce21" table:formula="of:=HEX2DEC([.M200])" office:value-type="float" office:value="1254356" calcext:value-type="float">
            <text:p>1254356</text:p>
          </table:table-cell>
          <table:table-cell table:style-name="ce31" table:formula="of:=[.L200]/([.N200]/985000)/1024" office:value-type="float" office:value="6.28210810965946" calcext:value-type="float">
            <text:p>6,28</text:p>
          </table:table-cell>
          <table:table-cell table:style-name="ce35" table:formula="of:=[.N200]/985000" office:value-type="float" office:value="1.273457868020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8ed7</text:p>
          </table:table-cell>
          <table:table-cell table:style-name="ce21" table:formula="of:=HEX2DEC([.C201])" office:value-type="float" office:value="1740503" calcext:value-type="float">
            <text:p>1740503</text:p>
          </table:table-cell>
          <table:table-cell table:style-name="ce31" table:formula="of:=[.B201]/([.D201]/985000)/1024" office:value-type="float" office:value="8.77299483432376" calcext:value-type="float">
            <text:p>8,77</text:p>
          </table:table-cell>
          <table:table-cell table:style-name="ce35" table:formula="of:=[.D201]/985000" office:value-type="float" office:value="1.76700812182741" calcext:value-type="float">
            <text:p>1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834e</text:p>
          </table:table-cell>
          <table:table-cell table:style-name="ce21" table:formula="of:=HEX2DEC([.M201])" office:value-type="float" office:value="1344334" calcext:value-type="float">
            <text:p>1344334</text:p>
          </table:table-cell>
          <table:table-cell table:style-name="ce31" table:formula="of:=[.L201]/([.N201]/985000)/1024" office:value-type="float" office:value="5.86163855113387" calcext:value-type="float">
            <text:p>5,86</text:p>
          </table:table-cell>
          <table:table-cell table:style-name="ce35" table:formula="of:=[.N201]/985000" office:value-type="float" office:value="1.36480609137056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9aa9</text:p>
          </table:table-cell>
          <table:table-cell table:style-name="ce21" table:formula="of:=HEX2DEC([.C202])" office:value-type="float" office:value="1022633" calcext:value-type="float">
            <text:p>1022633</text:p>
          </table:table-cell>
          <table:table-cell table:style-name="ce31" table:formula="of:=[.B202]/([.D202]/985000)/1024" office:value-type="float" office:value="6.64457428764767" calcext:value-type="float">
            <text:p>6,64</text:p>
          </table:table-cell>
          <table:table-cell table:style-name="ce35" table:formula="of:=[.D202]/985000" office:value-type="float" office:value="1.03820609137056" calcext:value-type="float">
            <text:p>1,0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ce8</text:p>
          </table:table-cell>
          <table:table-cell table:style-name="ce21" table:formula="of:=HEX2DEC([.M202])" office:value-type="float" office:value="1326312" calcext:value-type="float">
            <text:p>1326312</text:p>
          </table:table-cell>
          <table:table-cell table:style-name="ce31" table:formula="of:=[.L202]/([.N202]/985000)/1024" office:value-type="float" office:value="5.94128681637503" calcext:value-type="float">
            <text:p>5,94</text:p>
          </table:table-cell>
          <table:table-cell table:style-name="ce35" table:formula="of:=[.N202]/985000" office:value-type="float" office:value="1.34650964467005" calcext:value-type="float">
            <text:p>1,3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c352</text:p>
          </table:table-cell>
          <table:table-cell table:style-name="ce21" table:formula="of:=HEX2DEC([.C203])" office:value-type="float" office:value="377682" calcext:value-type="float">
            <text:p>377682</text:p>
          </table:table-cell>
          <table:table-cell table:style-name="ce31" table:formula="of:=[.B203]/([.D203]/985000)/1024" office:value-type="float" office:value="4.4596023200404" calcext:value-type="float">
            <text:p>4,46</text:p>
          </table:table-cell>
          <table:table-cell table:style-name="ce35" table:formula="of:=[.D203]/985000" office:value-type="float" office:value="0.383433502538071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1d4ce</text:p>
          </table:table-cell>
          <table:table-cell table:style-name="ce21" table:formula="of:=HEX2DEC([.M203])" office:value-type="float" office:value="1168590" calcext:value-type="float">
            <text:p>1168590</text:p>
          </table:table-cell>
          <table:table-cell table:style-name="ce31" table:formula="of:=[.L203]/([.N203]/985000)/1024" office:value-type="float" office:value="6.7431691183392" calcext:value-type="float">
            <text:p>6,74</text:p>
          </table:table-cell>
          <table:table-cell table:style-name="ce35" table:formula="of:=[.N203]/985000" office:value-type="float" office:value="1.18638578680203" calcext:value-type="float">
            <text:p>1,1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e30</text:p>
          </table:table-cell>
          <table:table-cell table:style-name="ce21" table:formula="of:=HEX2DEC([.C204])" office:value-type="float" office:value="245296" calcext:value-type="float">
            <text:p>245296</text:p>
          </table:table-cell>
          <table:table-cell table:style-name="ce31" table:formula="of:=[.B204]/([.D204]/985000)/1024" office:value-type="float" office:value="5.02728877814966" calcext:value-type="float">
            <text:p>5,03</text:p>
          </table:table-cell>
          <table:table-cell table:style-name="ce35" table:formula="of:=[.D204]/985000" office:value-type="float" office:value="0.249031472081218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878d</text:p>
          </table:table-cell>
          <table:table-cell table:style-name="ce21" table:formula="of:=HEX2DEC([.M204])" office:value-type="float" office:value="1214349" calcext:value-type="float">
            <text:p>1214349</text:p>
          </table:table-cell>
          <table:table-cell table:style-name="ce31" table:formula="of:=[.L204]/([.N204]/985000)/1024" office:value-type="float" office:value="6.48907356945985" calcext:value-type="float">
            <text:p>6,49</text:p>
          </table:table-cell>
          <table:table-cell table:style-name="ce35" table:formula="of:=[.N204]/985000" office:value-type="float" office:value="1.23284162436548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bf7d</text:p>
          </table:table-cell>
          <table:table-cell table:style-name="ce21" table:formula="of:=HEX2DEC([.C205])" office:value-type="float" office:value="835453" calcext:value-type="float">
            <text:p>835453</text:p>
          </table:table-cell>
          <table:table-cell table:style-name="ce31" table:formula="of:=[.B205]/([.D205]/985000)/1024" office:value-type="float" office:value="8.25531038625153" calcext:value-type="float">
            <text:p>8,26</text:p>
          </table:table-cell>
          <table:table-cell table:style-name="ce35" table:formula="of:=[.D205]/985000" office:value-type="float" office:value="0.848175634517766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ba2b</text:p>
          </table:table-cell>
          <table:table-cell table:style-name="ce21" table:formula="of:=HEX2DEC([.M205])" office:value-type="float" office:value="1423915" calcext:value-type="float">
            <text:p>1423915</text:p>
          </table:table-cell>
          <table:table-cell table:style-name="ce31" table:formula="of:=[.L205]/([.N205]/985000)/1024" office:value-type="float" office:value="5.53403819750477" calcext:value-type="float">
            <text:p>5,53</text:p>
          </table:table-cell>
          <table:table-cell table:style-name="ce35" table:formula="of:=[.N205]/985000" office:value-type="float" office:value="1.44559898477157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3ae2</text:p>
          </table:table-cell>
          <table:table-cell table:style-name="ce21" table:formula="of:=HEX2DEC([.C206])" office:value-type="float" office:value="1063650" calcext:value-type="float">
            <text:p>1063650</text:p>
          </table:table-cell>
          <table:table-cell table:style-name="ce31" table:formula="of:=[.B206]/([.D206]/985000)/1024" office:value-type="float" office:value="6.33227308383867" calcext:value-type="float">
            <text:p>6,33</text:p>
          </table:table-cell>
          <table:table-cell table:style-name="ce35" table:formula="of:=[.D206]/985000" office:value-type="float" office:value="1.07984771573604" calcext:value-type="float">
            <text:p>1,0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f0a7</text:p>
          </table:table-cell>
          <table:table-cell table:style-name="ce21" table:formula="of:=HEX2DEC([.M206])" office:value-type="float" office:value="1372327" calcext:value-type="float">
            <text:p>1372327</text:p>
          </table:table-cell>
          <table:table-cell table:style-name="ce31" table:formula="of:=[.L206]/([.N206]/985000)/1024" office:value-type="float" office:value="5.74207167825161" calcext:value-type="float">
            <text:p>5,74</text:p>
          </table:table-cell>
          <table:table-cell table:style-name="ce35" table:formula="of:=[.N206]/985000" office:value-type="float" office:value="1.39322538071066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ac300</text:p>
          </table:table-cell>
          <table:table-cell table:style-name="ce21" table:formula="of:=HEX2DEC([.C207])" office:value-type="float" office:value="1753856" calcext:value-type="float">
            <text:p>1753856</text:p>
          </table:table-cell>
          <table:table-cell table:style-name="ce31" table:formula="of:=[.B207]/([.D207]/985000)/1024" office:value-type="float" office:value="8.1445818973308" calcext:value-type="float">
            <text:p>8,14</text:p>
          </table:table-cell>
          <table:table-cell table:style-name="ce35" table:formula="of:=[.D207]/985000" office:value-type="float" office:value="1.78056446700508" calcext:value-type="float">
            <text:p>1,7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17c5</text:p>
          </table:table-cell>
          <table:table-cell table:style-name="ce21" table:formula="of:=HEX2DEC([.M207])" office:value-type="float" office:value="1251269" calcext:value-type="float">
            <text:p>1251269</text:p>
          </table:table-cell>
          <table:table-cell table:style-name="ce31" table:formula="of:=[.L207]/([.N207]/985000)/1024" office:value-type="float" office:value="6.29760666970891" calcext:value-type="float">
            <text:p>6,30</text:p>
          </table:table-cell>
          <table:table-cell table:style-name="ce35" table:formula="of:=[.N207]/985000" office:value-type="float" office:value="1.27032385786802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90ae</text:p>
          </table:table-cell>
          <table:table-cell table:style-name="ce21" table:formula="of:=HEX2DEC([.C208])" office:value-type="float" office:value="626862" calcext:value-type="float">
            <text:p>626862</text:p>
          </table:table-cell>
          <table:table-cell table:style-name="ce31" table:formula="of:=[.B208]/([.D208]/985000)/1024" office:value-type="float" office:value="7.07400325450418" calcext:value-type="float">
            <text:p>7,07</text:p>
          </table:table-cell>
          <table:table-cell table:style-name="ce35" table:formula="of:=[.D208]/985000" office:value-type="float" office:value="0.636408121827411" calcext:value-type="float">
            <text:p>0,6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7dc</text:p>
          </table:table-cell>
          <table:table-cell table:style-name="ce21" table:formula="of:=HEX2DEC([.M208])" office:value-type="float" office:value="1255388" calcext:value-type="float">
            <text:p>1255388</text:p>
          </table:table-cell>
          <table:table-cell table:style-name="ce31" table:formula="of:=[.L208]/([.N208]/985000)/1024" office:value-type="float" office:value="6.27694386118077" calcext:value-type="float">
            <text:p>6,28</text:p>
          </table:table-cell>
          <table:table-cell table:style-name="ce35" table:formula="of:=[.N208]/985000" office:value-type="float" office:value="1.27450558375635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07e86</text:p>
          </table:table-cell>
          <table:table-cell table:style-name="ce21" table:formula="of:=HEX2DEC([.C209])" office:value-type="float" office:value="1080966" calcext:value-type="float">
            <text:p>1080966</text:p>
          </table:table-cell>
          <table:table-cell table:style-name="ce31" table:formula="of:=[.B209]/([.D209]/985000)/1024" office:value-type="float" office:value="14.4967945265508" calcext:value-type="float">
            <text:p>14,50</text:p>
          </table:table-cell>
          <table:table-cell table:style-name="ce35" table:formula="of:=[.D209]/985000" office:value-type="float" office:value="1.09742741116751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5132</text:p>
          </table:table-cell>
          <table:table-cell table:style-name="ce21" table:formula="of:=HEX2DEC([.M209])" office:value-type="float" office:value="1397042" calcext:value-type="float">
            <text:p>1397042</text:p>
          </table:table-cell>
          <table:table-cell table:style-name="ce31" table:formula="of:=[.L209]/([.N209]/985000)/1024" office:value-type="float" office:value="5.64048897599356" calcext:value-type="float">
            <text:p>5,64</text:p>
          </table:table-cell>
          <table:table-cell table:style-name="ce35" table:formula="of:=[.N209]/985000" office:value-type="float" office:value="1.41831675126904" calcext:value-type="float">
            <text:p>1,4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58e8</text:p>
          </table:table-cell>
          <table:table-cell table:style-name="ce21" table:formula="of:=HEX2DEC([.C210])" office:value-type="float" office:value="350440" calcext:value-type="float">
            <text:p>350440</text:p>
          </table:table-cell>
          <table:table-cell table:style-name="ce31" table:formula="of:=[.B210]/([.D210]/985000)/1024" office:value-type="float" office:value="4.19691416950833" calcext:value-type="float">
            <text:p>4,20</text:p>
          </table:table-cell>
          <table:table-cell table:style-name="ce35" table:formula="of:=[.D210]/985000" office:value-type="float" office:value="0.355776649746193" calcext:value-type="float">
            <text:p>0,3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09b</text:p>
          </table:table-cell>
          <table:table-cell table:style-name="ce21" table:formula="of:=HEX2DEC([.M210])" office:value-type="float" office:value="1265819" calcext:value-type="float">
            <text:p>1265819</text:p>
          </table:table-cell>
          <table:table-cell table:style-name="ce31" table:formula="of:=[.L210]/([.N210]/985000)/1024" office:value-type="float" office:value="6.22521861340365" calcext:value-type="float">
            <text:p>6,23</text:p>
          </table:table-cell>
          <table:table-cell table:style-name="ce35" table:formula="of:=[.N210]/985000" office:value-type="float" office:value="1.2850954314720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63a</text:p>
          </table:table-cell>
          <table:table-cell table:style-name="ce21" table:formula="of:=HEX2DEC([.C211])" office:value-type="float" office:value="652858" calcext:value-type="float">
            <text:p>652858</text:p>
          </table:table-cell>
          <table:table-cell table:style-name="ce31" table:formula="of:=[.B211]/([.D211]/985000)/1024" office:value-type="float" office:value="9.80982668225709" calcext:value-type="float">
            <text:p>9,81</text:p>
          </table:table-cell>
          <table:table-cell table:style-name="ce35" table:formula="of:=[.D211]/985000" office:value-type="float" office:value="0.6628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6cb3</text:p>
          </table:table-cell>
          <table:table-cell table:style-name="ce21" table:formula="of:=HEX2DEC([.M211])" office:value-type="float" office:value="1273011" calcext:value-type="float">
            <text:p>1273011</text:p>
          </table:table-cell>
          <table:table-cell table:style-name="ce31" table:formula="of:=[.L211]/([.N211]/985000)/1024" office:value-type="float" office:value="6.1900486327298" calcext:value-type="float">
            <text:p>6,19</text:p>
          </table:table-cell>
          <table:table-cell table:style-name="ce35" table:formula="of:=[.N211]/985000" office:value-type="float" office:value="1.29239695431472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31ea</text:p>
          </table:table-cell>
          <table:table-cell table:style-name="ce21" table:formula="of:=HEX2DEC([.C212])" office:value-type="float" office:value="930282" calcext:value-type="float">
            <text:p>930282</text:p>
          </table:table-cell>
          <table:table-cell table:style-name="ce31" table:formula="of:=[.B212]/([.D212]/985000)/1024" office:value-type="float" office:value="8.20791311465233" calcext:value-type="float">
            <text:p>8,21</text:p>
          </table:table-cell>
          <table:table-cell table:style-name="ce35" table:formula="of:=[.D212]/985000" office:value-type="float" office:value="0.944448730964467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4fc8</text:p>
          </table:table-cell>
          <table:table-cell table:style-name="ce21" table:formula="of:=HEX2DEC([.M212])" office:value-type="float" office:value="1200072" calcext:value-type="float">
            <text:p>1200072</text:p>
          </table:table-cell>
          <table:table-cell table:style-name="ce31" table:formula="of:=[.L212]/([.N212]/985000)/1024" office:value-type="float" office:value="6.56627269030525" calcext:value-type="float">
            <text:p>6,57</text:p>
          </table:table-cell>
          <table:table-cell table:style-name="ce35" table:formula="of:=[.N212]/985000" office:value-type="float" office:value="1.21834720812183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5069</text:p>
          </table:table-cell>
          <table:table-cell table:style-name="ce21" table:formula="of:=HEX2DEC([.C213])" office:value-type="float" office:value="1790057" calcext:value-type="float">
            <text:p>1790057</text:p>
          </table:table-cell>
          <table:table-cell table:style-name="ce31" table:formula="of:=[.B213]/([.D213]/985000)/1024" office:value-type="float" office:value="8.58763080327191" calcext:value-type="float">
            <text:p>8,59</text:p>
          </table:table-cell>
          <table:table-cell table:style-name="ce35" table:formula="of:=[.D213]/985000" office:value-type="float" office:value="1.81731675126904" calcext:value-type="float">
            <text:p>1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853</text:p>
          </table:table-cell>
          <table:table-cell table:style-name="ce21" table:formula="of:=HEX2DEC([.M213])" office:value-type="float" office:value="1222739" calcext:value-type="float">
            <text:p>1222739</text:p>
          </table:table-cell>
          <table:table-cell table:style-name="ce31" table:formula="of:=[.L213]/([.N213]/985000)/1024" office:value-type="float" office:value="6.44454785526592" calcext:value-type="float">
            <text:p>6,44</text:p>
          </table:table-cell>
          <table:table-cell table:style-name="ce35" table:formula="of:=[.N213]/985000" office:value-type="float" office:value="1.24135939086294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7ea8</text:p>
          </table:table-cell>
          <table:table-cell table:style-name="ce21" table:formula="of:=HEX2DEC([.C214])" office:value-type="float" office:value="949928" calcext:value-type="float">
            <text:p>949928</text:p>
          </table:table-cell>
          <table:table-cell table:style-name="ce31" table:formula="of:=[.B214]/([.D214]/985000)/1024" office:value-type="float" office:value="10.3712321650957" calcext:value-type="float">
            <text:p>10,37</text:p>
          </table:table-cell>
          <table:table-cell table:style-name="ce35" table:formula="of:=[.D214]/985000" office:value-type="float" office:value="0.964393908629442" calcext:value-type="float">
            <text:p>0,96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b53f</text:p>
          </table:table-cell>
          <table:table-cell table:style-name="ce21" table:formula="of:=HEX2DEC([.M214])" office:value-type="float" office:value="1226047" calcext:value-type="float">
            <text:p>1226047</text:p>
          </table:table-cell>
          <table:table-cell table:style-name="ce31" table:formula="of:=[.L214]/([.N214]/985000)/1024" office:value-type="float" office:value="6.42715980708733" calcext:value-type="float">
            <text:p>6,43</text:p>
          </table:table-cell>
          <table:table-cell table:style-name="ce35" table:formula="of:=[.N214]/985000" office:value-type="float" office:value="1.24471776649746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20047350" calcext:value-type="float">
            <text:p>20047350</text:p>
          </table:table-cell>
          <table:table-cell table:style-name="ce32" table:formula="of:=[.B215]/([.D215]/985000)/1024" office:value-type="float" office:value="9.15589738754436" calcext:value-type="float">
            <text:p>9,16</text:p>
          </table:table-cell>
          <table:table-cell table:style-name="ce36" table:formula="of:=[.D215]/985000" office:value-type="float" office:value="20.3526395939086" calcext:value-type="float">
            <text:p>20,35</text:p>
          </table:table-cell>
          <table:table-cell table:style-name="ce95" table:formula="of:=([.E215]-[.E44])/[.E44]*100" office:value-type="float" office:value="2.6356800275348" calcext:value-type="float">
            <text:p>2,64</text:p>
          </table:table-cell>
          <table:table-cell table:style-name="ce95" table:formula="of:=([.E215]-[.O44])/[.O44]*100" office:value-type="float" office:value="13.6068358162051" calcext:value-type="float">
            <text:p>13,61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283560" calcext:value-type="float">
            <text:p>23283560</text:p>
          </table:table-cell>
          <table:table-cell table:style-name="ce32" table:formula="of:=[.L215]/([.N215]/985000)/1024" office:value-type="float" office:value="6.09185193329542" calcext:value-type="float">
            <text:p>6,09</text:p>
          </table:table-cell>
          <table:table-cell table:style-name="ce36" table:formula="of:=[.N215]/985000" office:value-type="float" office:value="23.6381319796954" calcext:value-type="float">
            <text:p>23,64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843</text:p>
          </table:table-cell>
          <table:table-cell table:style-name="ce21" table:formula="of:=HEX2DEC([.M220])" office:value-type="float" office:value="2050115" calcext:value-type="float">
            <text:p>2050115</text:p>
          </table:table-cell>
          <table:table-cell table:style-name="ce31" table:formula="of:=[.L220]/([.N220]/985000)/1024" office:value-type="float" office:value="8.07868647764882" calcext:value-type="float">
            <text:p>8,08</text:p>
          </table:table-cell>
          <table:table-cell table:style-name="ce35" table:formula="of:=[.N220]/985000" office:value-type="float" office:value="2.08133502538071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545880827555" calcext:value-type="float">
            <text:p>6,19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be4d</text:p>
          </table:table-cell>
          <table:table-cell table:style-name="ce21" table:formula="of:=HEX2DEC([.M221])" office:value-type="float" office:value="2014797" calcext:value-type="float">
            <text:p>2014797</text:p>
          </table:table-cell>
          <table:table-cell table:style-name="ce31" table:formula="of:=[.L221]/([.N221]/985000)/1024" office:value-type="float" office:value="8.22030027249643" calcext:value-type="float">
            <text:p>8,22</text:p>
          </table:table-cell>
          <table:table-cell table:style-name="ce35" table:formula="of:=[.N221]/985000" office:value-type="float" office:value="2.04547918781726" calcext:value-type="float">
            <text:p>2,0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3" calcext:value-type="float">
            <text:p>4793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6029610444228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0302</text:p>
          </table:table-cell>
          <table:table-cell table:style-name="ce21" table:formula="of:=HEX2DEC([.M222])" office:value-type="float" office:value="2032386" calcext:value-type="float">
            <text:p>2032386</text:p>
          </table:table-cell>
          <table:table-cell table:style-name="ce31" table:formula="of:=[.L222]/([.N222]/985000)/1024" office:value-type="float" office:value="8.14915883504659" calcext:value-type="float">
            <text:p>8,15</text:p>
          </table:table-cell>
          <table:table-cell table:style-name="ce35" table:formula="of:=[.N222]/985000" office:value-type="float" office:value="2.06333604060914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6729</text:p>
          </table:table-cell>
          <table:table-cell table:style-name="ce21" table:formula="of:=HEX2DEC([.M223])" office:value-type="float" office:value="2058025" calcext:value-type="float">
            <text:p>2058025</text:p>
          </table:table-cell>
          <table:table-cell table:style-name="ce31" table:formula="of:=[.L223]/([.N223]/985000)/1024" office:value-type="float" office:value="8.04763612109911" calcext:value-type="float">
            <text:p>8,05</text:p>
          </table:table-cell>
          <table:table-cell table:style-name="ce35" table:formula="of:=[.N223]/985000" office:value-type="float" office:value="2.0893654822335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748680781346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7c2</text:p>
          </table:table-cell>
          <table:table-cell table:style-name="ce21" table:formula="of:=HEX2DEC([.M224])" office:value-type="float" office:value="2107330" calcext:value-type="float">
            <text:p>2107330</text:p>
          </table:table-cell>
          <table:table-cell table:style-name="ce31" table:formula="of:=[.L224]/([.N224]/985000)/1024" office:value-type="float" office:value="7.85934634258754" calcext:value-type="float">
            <text:p>7,86</text:p>
          </table:table-cell>
          <table:table-cell table:style-name="ce35" table:formula="of:=[.N224]/985000" office:value-type="float" office:value="2.13942131979695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3" calcext:value-type="float">
            <text:p>4463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958673126233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8bd</text:p>
          </table:table-cell>
          <table:table-cell table:style-name="ce21" table:formula="of:=HEX2DEC([.M225])" office:value-type="float" office:value="2083005" calcext:value-type="float">
            <text:p>2083005</text:p>
          </table:table-cell>
          <table:table-cell table:style-name="ce31" table:formula="of:=[.L225]/([.N225]/985000)/1024" office:value-type="float" office:value="7.95112653504192" calcext:value-type="float">
            <text:p>7,95</text:p>
          </table:table-cell>
          <table:table-cell table:style-name="ce35" table:formula="of:=[.N225]/985000" office:value-type="float" office:value="2.1147258883248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67d</text:p>
          </table:table-cell>
          <table:table-cell table:style-name="ce21" table:formula="of:=HEX2DEC([.M226])" office:value-type="float" office:value="2070141" calcext:value-type="float">
            <text:p>2070141</text:p>
          </table:table-cell>
          <table:table-cell table:style-name="ce31" table:formula="of:=[.L226]/([.N226]/985000)/1024" office:value-type="float" office:value="8.00053538774653" calcext:value-type="float">
            <text:p>8,00</text:p>
          </table:table-cell>
          <table:table-cell table:style-name="ce35" table:formula="of:=[.N226]/985000" office:value-type="float" office:value="2.10166598984772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83d</text:p>
          </table:table-cell>
          <table:table-cell table:style-name="ce21" table:formula="of:=HEX2DEC([.M227])" office:value-type="float" office:value="2070589" calcext:value-type="float">
            <text:p>2070589</text:p>
          </table:table-cell>
          <table:table-cell table:style-name="ce31" table:formula="of:=[.L227]/([.N227]/985000)/1024" office:value-type="float" office:value="7.99880436345648" calcext:value-type="float">
            <text:p>8,00</text:p>
          </table:table-cell>
          <table:table-cell table:style-name="ce35" table:formula="of:=[.N227]/985000" office:value-type="float" office:value="2.10212081218274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48d</text:p>
          </table:table-cell>
          <table:table-cell table:style-name="ce21" table:formula="of:=HEX2DEC([.M228])" office:value-type="float" office:value="2106509" calcext:value-type="float">
            <text:p>2106509</text:p>
          </table:table-cell>
          <table:table-cell table:style-name="ce31" table:formula="of:=[.L228]/([.N228]/985000)/1024" office:value-type="float" office:value="7.86240947849024" calcext:value-type="float">
            <text:p>7,86</text:p>
          </table:table-cell>
          <table:table-cell table:style-name="ce35" table:formula="of:=[.N228]/985000" office:value-type="float" office:value="2.13858781725888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19" calcext:value-type="float">
            <text:p>3719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380271121917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e441</text:p>
          </table:table-cell>
          <table:table-cell table:style-name="ce21" table:formula="of:=HEX2DEC([.M229])" office:value-type="float" office:value="1827905" calcext:value-type="float">
            <text:p>1827905</text:p>
          </table:table-cell>
          <table:table-cell table:style-name="ce31" table:formula="of:=[.L229]/([.N229]/985000)/1024" office:value-type="float" office:value="9.06077521978713" calcext:value-type="float">
            <text:p>9,06</text:p>
          </table:table-cell>
          <table:table-cell table:style-name="ce35" table:formula="of:=[.N229]/985000" office:value-type="float" office:value="1.8557411167512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fe58</text:p>
          </table:table-cell>
          <table:table-cell table:style-name="ce21" table:formula="of:=HEX2DEC([.M230])" office:value-type="float" office:value="1834584" calcext:value-type="float">
            <text:p>1834584</text:p>
          </table:table-cell>
          <table:table-cell table:style-name="ce31" table:formula="of:=[.L230]/([.N230]/985000)/1024" office:value-type="float" office:value="9.02778849489857" calcext:value-type="float">
            <text:p>9,03</text:p>
          </table:table-cell>
          <table:table-cell table:style-name="ce35" table:formula="of:=[.N230]/985000" office:value-type="float" office:value="1.8625218274111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a706</text:p>
          </table:table-cell>
          <table:table-cell table:style-name="ce21" table:formula="of:=HEX2DEC([.M231])" office:value-type="float" office:value="1877766" calcext:value-type="float">
            <text:p>1877766</text:p>
          </table:table-cell>
          <table:table-cell table:style-name="ce31" table:formula="of:=[.L231]/([.N231]/985000)/1024" office:value-type="float" office:value="8.82018117706093" calcext:value-type="float">
            <text:p>8,82</text:p>
          </table:table-cell>
          <table:table-cell table:style-name="ce35" table:formula="of:=[.N231]/985000" office:value-type="float" office:value="1.9063614213198" calcext:value-type="float">
            <text:p>1,9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d78</text:p>
          </table:table-cell>
          <table:table-cell table:style-name="ce21" table:formula="of:=HEX2DEC([.M232])" office:value-type="float" office:value="1903992" calcext:value-type="float">
            <text:p>1903992</text:p>
          </table:table-cell>
          <table:table-cell table:style-name="ce31" table:formula="of:=[.L232]/([.N232]/985000)/1024" office:value-type="float" office:value="8.69869008279709" calcext:value-type="float">
            <text:p>8,70</text:p>
          </table:table-cell>
          <table:table-cell table:style-name="ce35" table:formula="of:=[.N232]/985000" office:value-type="float" office:value="1.93298680203046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0ca3</text:p>
          </table:table-cell>
          <table:table-cell table:style-name="ce21" table:formula="of:=HEX2DEC([.M233])" office:value-type="float" office:value="2100387" calcext:value-type="float">
            <text:p>2100387</text:p>
          </table:table-cell>
          <table:table-cell table:style-name="ce31" table:formula="of:=[.L233]/([.N233]/985000)/1024" office:value-type="float" office:value="7.88532605092538" calcext:value-type="float">
            <text:p>7,89</text:p>
          </table:table-cell>
          <table:table-cell table:style-name="ce35" table:formula="of:=[.N233]/985000" office:value-type="float" office:value="2.13237258883249" calcext:value-type="float">
            <text:p>2,1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f10</text:p>
          </table:table-cell>
          <table:table-cell table:style-name="ce21" table:formula="of:=HEX2DEC([.M234])" office:value-type="float" office:value="1892112" calcext:value-type="float">
            <text:p>1892112</text:p>
          </table:table-cell>
          <table:table-cell table:style-name="ce31" table:formula="of:=[.L234]/([.N234]/985000)/1024" office:value-type="float" office:value="8.75330653160331" calcext:value-type="float">
            <text:p>8,75</text:p>
          </table:table-cell>
          <table:table-cell table:style-name="ce35" table:formula="of:=[.N234]/985000" office:value-type="float" office:value="1.92092588832487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4" calcext:value-type="float">
            <text:p>10574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547723261215" calcext:value-type="float">
            <text:p>5,20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22" calcext:value-type="float">
            <text:p>93322</text:p>
          </table:table-cell>
          <table:table-cell table:style-name="ce28"/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831813595134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E238]-[.O21])/[.O21]*100" office:value-type="float" office:value="21.9138568853173" calcext:value-type="float">
            <text:p>21,91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2" table:formula="of:=SUM([.L220:.L237])" office:value-type="float" office:value="258270" calcext:value-type="float">
            <text:p>258270</text:p>
          </table:table-cell>
          <table:table-cell table:style-name="ce28"/>
          <table:table-cell table:style-name="ce22" table:formula="of:=SUM([.N220:.N237])" office:value-type="float" office:value="30029643" calcext:value-type="float">
            <text:p>30029643</text:p>
          </table:table-cell>
          <table:table-cell table:style-name="ce32" table:formula="of:=[.L238]/([.N238]/985000)/1024" office:value-type="float" office:value="8.27294366842373" calcext:value-type="float">
            <text:p>8,27</text:p>
          </table:table-cell>
          <table:table-cell table:style-name="ce36" table:formula="of:=[.N238]/985000" office:value-type="float" office:value="30.4869472081218" calcext:value-type="float">
            <text:p>30,49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670326887428" calcext:value-type="float">
            <text:p>5,47</text:p>
          </table:table-cell>
          <table:table-cell table:style-name="ce56" office:value-type="string" calcext:value-type="string">
            <text:p>ratio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 + depack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146f99</text:p>
          </table:table-cell>
          <table:table-cell table:style-name="ce21" table:formula="of:=HEX2DEC([.C243])" office:value-type="float" office:value="1339289" calcext:value-type="float">
            <text:p>1339289</text:p>
          </table:table-cell>
          <table:table-cell table:style-name="ce31" table:formula="of:=[.B243]/([.D243]/985000)/1024" office:value-type="float" office:value="2.07280428972014" calcext:value-type="float">
            <text:p>2,07</text:p>
          </table:table-cell>
          <table:table-cell table:style-name="ce35" table:formula="of:=[.D243]/985000" office:value-type="float" office:value="1.35968426395939" calcext:value-type="float">
            <text:p>1,36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515a2e</text:p>
          </table:table-cell>
          <table:table-cell table:style-name="ce21" table:formula="of:=HEX2DEC([.C244])" office:value-type="float" office:value="5331502" calcext:value-type="float">
            <text:p>5331502</text:p>
          </table:table-cell>
          <table:table-cell table:style-name="ce31" table:formula="of:=[.B244]/([.D244]/985000)/1024" office:value-type="float" office:value="3.93082881328517" calcext:value-type="float">
            <text:p>3,93</text:p>
          </table:table-cell>
          <table:table-cell table:style-name="ce35" table:formula="of:=[.D244]/985000" office:value-type="float" office:value="5.4126923857868" calcext:value-type="float">
            <text:p>5,4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93878</text:p>
          </table:table-cell>
          <table:table-cell table:style-name="ce21" table:formula="of:=HEX2DEC([.C245])" office:value-type="float" office:value="1652856" calcext:value-type="float">
            <text:p>1652856</text:p>
          </table:table-cell>
          <table:table-cell table:style-name="ce31" table:formula="of:=[.B245]/([.D245]/985000)/1024" office:value-type="float" office:value="2.78880446179219" calcext:value-type="float">
            <text:p>2,79</text:p>
          </table:table-cell>
          <table:table-cell table:style-name="ce35" table:formula="of:=[.D245]/985000" office:value-type="float" office:value="1.67802639593909" calcext:value-type="float">
            <text:p>1,6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9aad3</text:p>
          </table:table-cell>
          <table:table-cell table:style-name="ce21" table:formula="of:=HEX2DEC([.C246])" office:value-type="float" office:value="633555" calcext:value-type="float">
            <text:p>633555</text:p>
          </table:table-cell>
          <table:table-cell table:style-name="ce31" table:formula="of:=[.B246]/([.D246]/985000)/1024" office:value-type="float" office:value="3.91868140147659" calcext:value-type="float">
            <text:p>3,92</text:p>
          </table:table-cell>
          <table:table-cell table:style-name="ce35" table:formula="of:=[.D246]/985000" office:value-type="float" office:value="0.643203045685279" calcext:value-type="float">
            <text:p>0,6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22d4ac</text:p>
          </table:table-cell>
          <table:table-cell table:style-name="ce21" table:formula="of:=HEX2DEC([.C247])" office:value-type="float" office:value="2282668" calcext:value-type="float">
            <text:p>2282668</text:p>
          </table:table-cell>
          <table:table-cell table:style-name="ce31" table:formula="of:=[.B247]/([.D247]/985000)/1024" office:value-type="float" office:value="4.21862560814253" calcext:value-type="float">
            <text:p>4,22</text:p>
          </table:table-cell>
          <table:table-cell table:style-name="ce35" table:formula="of:=[.D247]/985000" office:value-type="float" office:value="2.31742944162437" calcext:value-type="float">
            <text:p>2,3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143062</text:p>
          </table:table-cell>
          <table:table-cell table:style-name="ce21" table:formula="of:=HEX2DEC([.C248])" office:value-type="float" office:value="1323106" calcext:value-type="float">
            <text:p>1323106</text:p>
          </table:table-cell>
          <table:table-cell table:style-name="ce31" table:formula="of:=[.B248]/([.D248]/985000)/1024" office:value-type="float" office:value="3.24392795957013" calcext:value-type="float">
            <text:p>3,24</text:p>
          </table:table-cell>
          <table:table-cell table:style-name="ce35" table:formula="of:=[.D248]/985000" office:value-type="float" office:value="1.34325482233503" calcext:value-type="float">
            <text:p>1,3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5faf4</text:p>
          </table:table-cell>
          <table:table-cell table:style-name="ce21" table:formula="of:=HEX2DEC([.C249])" office:value-type="float" office:value="391924" calcext:value-type="float">
            <text:p>391924</text:p>
          </table:table-cell>
          <table:table-cell table:style-name="ce31" table:formula="of:=[.B249]/([.D249]/985000)/1024" office:value-type="float" office:value="2.86666707065656" calcext:value-type="float">
            <text:p>2,87</text:p>
          </table:table-cell>
          <table:table-cell table:style-name="ce35" table:formula="of:=[.D249]/985000" office:value-type="float" office:value="0.397892385786802" calcext:value-type="float">
            <text:p>0,4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2de0f</text:p>
          </table:table-cell>
          <table:table-cell table:style-name="ce21" table:formula="of:=HEX2DEC([.C250])" office:value-type="float" office:value="187919" calcext:value-type="float">
            <text:p>187919</text:p>
          </table:table-cell>
          <table:table-cell table:style-name="ce31" table:formula="of:=[.B250]/([.D250]/985000)/1024" office:value-type="float" office:value="2.47236571175613" calcext:value-type="float">
            <text:p>2,47</text:p>
          </table:table-cell>
          <table:table-cell table:style-name="ce35" table:formula="of:=[.D250]/985000" office:value-type="float" office:value="0.190780710659898" calcext:value-type="float">
            <text:p>0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11d9a9</text:p>
          </table:table-cell>
          <table:table-cell table:style-name="ce21" table:formula="of:=HEX2DEC([.C251])" office:value-type="float" office:value="1169833" calcext:value-type="float">
            <text:p>1169833</text:p>
          </table:table-cell>
          <table:table-cell table:style-name="ce31" table:formula="of:=[.B251]/([.D251]/985000)/1024" office:value-type="float" office:value="2.96755849045334" calcext:value-type="float">
            <text:p>2,97</text:p>
          </table:table-cell>
          <table:table-cell table:style-name="ce35" table:formula="of:=[.D251]/985000" office:value-type="float" office:value="1.18764771573604" calcext:value-type="float">
            <text:p>1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14c1db</text:p>
          </table:table-cell>
          <table:table-cell table:style-name="ce21" table:formula="of:=HEX2DEC([.C252])" office:value-type="float" office:value="1360347" calcext:value-type="float">
            <text:p>1360347</text:p>
          </table:table-cell>
          <table:table-cell table:style-name="ce31" table:formula="of:=[.B252]/([.D252]/985000)/1024" office:value-type="float" office:value="2.63044672609268" calcext:value-type="float">
            <text:p>2,63</text:p>
          </table:table-cell>
          <table:table-cell table:style-name="ce35" table:formula="of:=[.D252]/985000" office:value-type="float" office:value="1.38106294416244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249c32</text:p>
          </table:table-cell>
          <table:table-cell table:style-name="ce21" table:formula="of:=HEX2DEC([.C253])" office:value-type="float" office:value="2399282" calcext:value-type="float">
            <text:p>2399282</text:p>
          </table:table-cell>
          <table:table-cell table:style-name="ce31" table:formula="of:=[.B253]/([.D253]/985000)/1024" office:value-type="float" office:value="4.03403155480473" calcext:value-type="float">
            <text:p>4,03</text:p>
          </table:table-cell>
          <table:table-cell table:style-name="ce35" table:formula="of:=[.D253]/985000" office:value-type="float" office:value="2.4358192893401" calcext:value-type="float">
            <text:p>2,4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b87aa</text:p>
          </table:table-cell>
          <table:table-cell table:style-name="ce21" table:formula="of:=HEX2DEC([.C254])" office:value-type="float" office:value="755626" calcext:value-type="float">
            <text:p>755626</text:p>
          </table:table-cell>
          <table:table-cell table:style-name="ce31" table:formula="of:=[.B254]/([.D254]/985000)/1024" office:value-type="float" office:value="3.15450109826157" calcext:value-type="float">
            <text:p>3,15</text:p>
          </table:table-cell>
          <table:table-cell table:style-name="ce35" table:formula="of:=[.D254]/985000" office:value-type="float" office:value="0.767132994923858" calcext:value-type="float">
            <text:p>0,7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14bd03</text:p>
          </table:table-cell>
          <table:table-cell table:style-name="ce21" table:formula="of:=HEX2DEC([.C255])" office:value-type="float" office:value="1359107" calcext:value-type="float">
            <text:p>1359107</text:p>
          </table:table-cell>
          <table:table-cell table:style-name="ce31" table:formula="of:=[.B255]/([.D255]/985000)/1024" office:value-type="float" office:value="2.8090775149142" calcext:value-type="float">
            <text:p>2,81</text:p>
          </table:table-cell>
          <table:table-cell table:style-name="ce35" table:formula="of:=[.D255]/985000" office:value-type="float" office:value="1.37980406091371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51a4</text:p>
          </table:table-cell>
          <table:table-cell table:style-name="ce21" table:formula="of:=HEX2DEC([.C256])" office:value-type="float" office:value="217508" calcext:value-type="float">
            <text:p>217508</text:p>
          </table:table-cell>
          <table:table-cell table:style-name="ce31" table:formula="of:=[.B256]/([.D256]/985000)/1024" office:value-type="float" office:value="3.83866987076337" calcext:value-type="float">
            <text:p>3,84</text:p>
          </table:table-cell>
          <table:table-cell table:style-name="ce35" table:formula="of:=[.D256]/985000" office:value-type="float" office:value="0.220820304568528" calcext:value-type="float">
            <text:p>0,2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c10a6</text:p>
          </table:table-cell>
          <table:table-cell table:style-name="ce21" table:formula="of:=HEX2DEC([.C257])" office:value-type="float" office:value="790694" calcext:value-type="float">
            <text:p>790694</text:p>
          </table:table-cell>
          <table:table-cell table:style-name="ce31" table:formula="of:=[.B257]/([.D257]/985000)/1024" office:value-type="float" office:value="2.085156461444" calcext:value-type="float">
            <text:p>2,09</text:p>
          </table:table-cell>
          <table:table-cell table:style-name="ce35" table:formula="of:=[.D257]/985000" office:value-type="float" office:value="0.802735025380711" calcext:value-type="float">
            <text:p>0,8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131112</text:p>
          </table:table-cell>
          <table:table-cell table:style-name="ce21" table:formula="of:=HEX2DEC([.C258])" office:value-type="float" office:value="1249554" calcext:value-type="float">
            <text:p>1249554</text:p>
          </table:table-cell>
          <table:table-cell table:style-name="ce31" table:formula="of:=[.B258]/([.D258]/985000)/1024" office:value-type="float" office:value="2.69124148496183" calcext:value-type="float">
            <text:p>2,69</text:p>
          </table:table-cell>
          <table:table-cell table:style-name="ce35" table:formula="of:=[.D258]/985000" office:value-type="float" office:value="1.26858274111675" calcext:value-type="float">
            <text:p>1,2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295f4e</text:p>
          </table:table-cell>
          <table:table-cell table:style-name="ce21" table:formula="of:=HEX2DEC([.C259])" office:value-type="float" office:value="2711374" calcext:value-type="float">
            <text:p>2711374</text:p>
          </table:table-cell>
          <table:table-cell table:style-name="ce31" table:formula="of:=[.B259]/([.D259]/985000)/1024" office:value-type="float" office:value="3.75098285327384" calcext:value-type="float">
            <text:p>3,75</text:p>
          </table:table-cell>
          <table:table-cell table:style-name="ce35" table:formula="of:=[.D259]/985000" office:value-type="float" office:value="2.75266395939086" calcext:value-type="float">
            <text:p>2,7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12fcfe</text:p>
          </table:table-cell>
          <table:table-cell table:style-name="ce21" table:formula="of:=HEX2DEC([.C260])" office:value-type="float" office:value="1244414" calcext:value-type="float">
            <text:p>1244414</text:p>
          </table:table-cell>
          <table:table-cell table:style-name="ce31" table:formula="of:=[.B260]/([.D260]/985000)/1024" office:value-type="float" office:value="3.59747483303386" calcext:value-type="float">
            <text:p>3,60</text:p>
          </table:table-cell>
          <table:table-cell table:style-name="ce35" table:formula="of:=[.D260]/985000" office:value-type="float" office:value="1.26336446700508" calcext:value-type="float">
            <text:p>1,26</text:p>
          </table:table-cell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43:.B260])" office:value-type="float" office:value="93313" calcext:value-type="float">
            <text:p>93313</text:p>
          </table:table-cell>
          <table:table-cell table:style-name="ce28"/>
          <table:table-cell table:style-name="ce22" table:formula="of:=SUM([.D243:.D260])" office:value-type="float" office:value="26400558" calcext:value-type="float">
            <text:p>26400558</text:p>
          </table:table-cell>
          <table:table-cell table:style-name="ce32" table:formula="of:=[.B261]/([.D261]/985000)/1024" office:value-type="float" office:value="3.39989355202502" calcext:value-type="float">
            <text:p>3,40</text:p>
          </table:table-cell>
          <table:table-cell table:style-name="ce36" table:formula="of:=[.D261]/985000" office:value-type="float" office:value="26.8025969543147" calcext:value-type="float">
            <text:p>26,8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 table:number-rows-repeated="104831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08:54:23.329913258</meta:creation-date>
    <dc:date>2022-08-19T11:23:13.664928381</dc:date>
    <meta:editing-duration>P15DT16H33M12S</meta:editing-duration>
    <meta:editing-cycles>192</meta:editing-cycles>
    <meta:generator>LibreOffice/7.3.5.2$Linux_X86_64 LibreOffice_project/30$Build-2</meta:generator>
    <meta:document-statistic meta:table-count="1" meta:cell-count="1930" meta:object-count="0"/>
  </office:meta>
</office:document-meta>
</file>